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4489E8681649A01DEE.png" manifest:media-type="image/png"/>
  <manifest:file-entry manifest:full-path="Pictures/10000001000002740000012E9C5830F8C855B8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0ff9" officeooo:paragraph-rsid="00100ff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0ff9" officeooo:paragraph-rsid="00100ff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3</text:p>
      <text:p text:style-name="P2"/>
      <text:p text:style-name="P2">Q1)</text:p>
      <text:p text:style-name="P2"><draw:frame draw:style-name="fr1" draw:name="Image1" text:anchor-type="char" svg:x="0.661cm" svg:y="0.557cm" svg:width="16.616cm" svg:height="7.99cm" draw:z-index="0"><draw:image xlink:href="Pictures/10000001000002740000012E9C5830F8C855B871.png" xlink:type="simple" xlink:show="embed" xlink:actuate="onLoad" draw:mime-type="image/png"/></draw:frame></text:p>
      <text:p text:style-name="P2"/>
      <text:p text:style-name="P2">Q3)</text:p>
      <text:p text:style-name="P2"><draw:frame draw:style-name="fr1" draw:name="Image2" text:anchor-type="char" svg:x="0.192cm" svg:y="1.177cm" svg:width="16.616cm" svg:height="8.573cm" draw:z-index="1"><draw:image xlink:href="Pictures/10000001000002740000014489E8681649A01D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29:44.740669972</meta:creation-date>
    <dc:date>2024-03-14T22:36:35.611833361</dc:date>
    <meta:editing-duration>PT6M51S</meta:editing-duration>
    <meta:editing-cycles>1</meta:editing-cycles>
    <meta:document-statistic meta:table-count="0" meta:image-count="2" meta:object-count="0" meta:page-count="1" meta:paragraph-count="3" meta:word-count="4" meta:character-count="21" meta:non-whitespace-character-count="19"/>
    <meta:generator>LibreOffice/7.3.5.2$Linux_X86_64 LibreOffice_project/30$Build-2</meta:generator>
  </office:meta>
</office:document-meta>
</file>